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1000004DE5569D07E2903F13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066cm" fo:min-width="7.14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20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20pt"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ontserrat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647cm" svg:height="24.248cm" svg:x="-1.85cm" svg:y="-5.849cm">
          <draw:image xlink:href="Pictures/10000000000006C1000004DE5569D07E2903F137.jpg" xlink:type="simple" xlink:show="embed" xlink:actuate="onLoad" draw:mime-type="image/jpeg">
            <text:p/>
          </draw:image>
        </draw:frame>
        <draw:custom-shape draw:style-name="gr2" draw:text-style-name="P3" draw:layer="layout" svg:width="8.25cm" svg:height="2.5cm" svg:x="1.5cm" svg:y="2.55cm">
          <text:p text:style-name="P2"><text:span text:style-name="T1">Here comes the big “told you so”...</text:span></text:p>
          <draw:enhanced-geometry svg:viewBox="0 0 21600 21600" draw:text-areas="800 800 20800 20800" draw:type="round-rectangular-callout" draw:modifiers="19162.7681493152 45531.8672530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1M39S</meta:editing-duration>
    <meta:editing-cycles>5</meta:editing-cycles>
    <meta:generator>LibreOffice/7.3.7.2$Linux_X86_64 LibreOffice_project/30$Build-2</meta:generator>
    <dc:date>2023-12-20T11:59:30.825507973</dc:date>
    <meta:document-statistic meta:object-count="3"/>
  </office:meta>
</office:document-meta>
</file>